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i</mi>
      </msub>
      <mrow>
        <mi/>
        <mo stretchy="false">=</mo>
        <mi/>
      </mrow>
      <mrow>
        <mo stretchy="false">∮</mo>
        <msub>
          <mi>p</mi>
          <mi>i</mi>
        </msub>
      </mrow>
      <mtext>d</mtext>
      <msub>
        <mi>q</mi>
        <mi>i</mi>
      </msub>
    </mrow>
    <annotation encoding="StarMath 5.0">J_i `=` lint p_i "d" q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9:23:22.127000000</meta:creation-date>
    <meta:generator>LibreOffice/4.1.4.2$Windows_x86 LibreOffice_project/0a0440ccc0227ad9829de5f46be37cfb6edcf72</meta:generator>
  </office:meta>
</office:document-meta>
</file>